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93.36pt" svg:height="302.68pt" svg:x="238.71pt" svg:y="15.05pt">
            <draw:object draw:notify-on-update-of-ranges="Sheet1.A1:Sheet1.A1 Sheet1.A2:Sheet1.A41 Sheet1.C2:Sheet1.C2 Sheet1.B2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*[.A2]^3+5*[.A2]^2+3" office:value-type="float" office:value="10" calcext:value-type="float">
            <text:p>10</text:p>
          </table:table-cell>
          <table:table-cell office:value-type="string" calcext:value-type="string">
            <text:p>2*x^3+5*x^2+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[.A3]^3+5*[.A3]^2+3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*[.A4]^3+5*[.A4]^2+3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[.A5]^3+5*[.A5]^2+3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[.A6]^3+5*[.A6]^2+3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[.A7]^3+5*[.A7]^2+3"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[.A8]^3+5*[.A8]^2+3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*[.A9]^3+5*[.A9]^2+3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*[.A10]^3+5*[.A10]^2+3"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*[.A11]^3+5*[.A11]^2+3"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*[.A12]^3+5*[.A12]^2+3" office:value-type="float" office:value="3270" calcext:value-type="float">
            <text:p>327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*[.A13]^3+5*[.A13]^2+3" office:value-type="float" office:value="4179" calcext:value-type="float">
            <text:p>41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*[.A14]^3+5*[.A14]^2+3" office:value-type="float" office:value="5242" calcext:value-type="float">
            <text:p>52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*[.A15]^3+5*[.A15]^2+3" office:value-type="float" office:value="6471" calcext:value-type="float">
            <text:p>647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*[.A16]^3+5*[.A16]^2+3" office:value-type="float" office:value="7878" calcext:value-type="float">
            <text:p>787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*[.A17]^3+5*[.A17]^2+3" office:value-type="float" office:value="9475" calcext:value-type="float">
            <text:p>94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*[.A18]^3+5*[.A18]^2+3" office:value-type="float" office:value="11274" calcext:value-type="float">
            <text:p>1127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*[.A19]^3+5*[.A19]^2+3" office:value-type="float" office:value="13287" calcext:value-type="float">
            <text:p>132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*[.A20]^3+5*[.A20]^2+3" office:value-type="float" office:value="15526" calcext:value-type="float">
            <text:p>155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*[.A21]^3+5*[.A21]^2+3" office:value-type="float" office:value="18003" calcext:value-type="float">
            <text:p>180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*[.A22]^3+5*[.A22]^2+3" office:value-type="float" office:value="20730" calcext:value-type="float">
            <text:p>2073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*[.A23]^3+5*[.A23]^2+3" office:value-type="float" office:value="23719" calcext:value-type="float">
            <text:p>237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*[.A24]^3+5*[.A24]^2+3" office:value-type="float" office:value="26982" calcext:value-type="float">
            <text:p>2698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*[.A25]^3+5*[.A25]^2+3" office:value-type="float" office:value="30531" calcext:value-type="float">
            <text:p>305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*[.A26]^3+5*[.A26]^2+3" office:value-type="float" office:value="34378" calcext:value-type="float">
            <text:p>3437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*[.A27]^3+5*[.A27]^2+3" office:value-type="float" office:value="38535" calcext:value-type="float">
            <text:p>385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*[.A28]^3+5*[.A28]^2+3" office:value-type="float" office:value="43014" calcext:value-type="float">
            <text:p>4301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*[.A29]^3+5*[.A29]^2+3" office:value-type="float" office:value="47827" calcext:value-type="float">
            <text:p>4782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*[.A30]^3+5*[.A30]^2+3" office:value-type="float" office:value="52986" calcext:value-type="float">
            <text:p>5298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*[.A31]^3+5*[.A31]^2+3" office:value-type="float" office:value="58503" calcext:value-type="float">
            <text:p>5850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*[.A32]^3+5*[.A32]^2+3" office:value-type="float" office:value="64390" calcext:value-type="float">
            <text:p>6439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*[.A33]^3+5*[.A33]^2+3" office:value-type="float" office:value="70659" calcext:value-type="float">
            <text:p>7065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*[.A34]^3+5*[.A34]^2+3" office:value-type="float" office:value="77322" calcext:value-type="float">
            <text:p>773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*[.A35]^3+5*[.A35]^2+3" office:value-type="float" office:value="84391" calcext:value-type="float">
            <text:p>843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*[.A36]^3+5*[.A36]^2+3" office:value-type="float" office:value="91878" calcext:value-type="float">
            <text:p>9187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*[.A37]^3+5*[.A37]^2+3" office:value-type="float" office:value="99795" calcext:value-type="float">
            <text:p>9979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*[.A38]^3+5*[.A38]^2+3" office:value-type="float" office:value="108154" calcext:value-type="float">
            <text:p>10815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*[.A39]^3+5*[.A39]^2+3" office:value-type="float" office:value="116967" calcext:value-type="float">
            <text:p>11696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*[.A40]^3+5*[.A40]^2+3" office:value-type="float" office:value="126246" calcext:value-type="float">
            <text:p>12624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*[.A41]^3+5*[.A41]^2+3" office:value-type="float" office:value="136003" calcext:value-type="float">
            <text:p>1360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5:46:19.004525931</meta:creation-date>
    <dc:date>2020-11-02T15:54:18.433245537</dc:date>
    <meta:editing-duration>PT8M2S</meta:editing-duration>
    <meta:editing-cycles>1</meta:editing-cycles>
    <meta:generator>LibreOffice/6.1.5.2$Linux_X86_64 LibreOffice_project/1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89cm" svg:height="10.679cm" xlink:href=".." xlink:type="simple" chart:class="chart:scatter" chart:style-name="ch1">
        <chart:title svg:x="13.302cm" svg:y="0.349cm" chart:style-name="ch2">
          <text:p>Graph</text:p>
        </chart:title>
        <chart:legend chart:legend-position="end" svg:x="24.343cm" svg:y="5.04cm" style:legend-expansion="high" chart:style-name="ch3"/>
        <chart:plot-area chart:style-name="ch4" table:cell-range-address="Sheet1.A1:Sheet1.A41 Sheet1.C2:Sheet1.C2 Sheet1.B2:Sheet1.B41" chart:data-source-has-labels="row" svg:x="1.57cm" svg:y="1.341cm" svg:width="22.214cm" svg:height="8.144cm">
          <chartooo:coordinate-region svg:x="2.747cm" svg:y="1.54cm" svg:width="20.665cm" svg:height="7.298cm"/>
          <chart:axis chart:dimension="x" chart:name="primary-x" chart:style-name="ch5">
            <chart:title svg:x="12.514cm" svg:y="9.698cm" chart:style-name="ch6">
              <text:p>X</text:p>
            </chart:title>
          </chart:axis>
          <chart:axis chart:dimension="y" chart:name="primary-y" chart:style-name="ch5">
            <chart:title svg:x="0.451cm" svg:y="5.576cm" chart:style-name="ch7">
              <text:p>Y</text:p>
            </chart:title>
            <chart:grid chart:style-name="ch8" chart:class="major"/>
          </chart:axis>
          <chart:series chart:style-name="ch9" chart:values-cell-range-address="Sheet1.B2:Sheet1.B41" chart:label-cell-address="Sheet1.C2:Sheet1.C2" chart:class="chart:scatter">
            <chart:domain table:cell-range-address="Sheet1.A2:Sheet1.A41"/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*x^3+5*x^2+3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10">
                <text:p>10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66">
                <text:p>1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471">
                <text:p>64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878">
                <text:p>7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274">
                <text:p>112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526">
                <text:p>15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0730">
                <text:p>207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719">
                <text:p>23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982">
                <text:p>26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531">
                <text:p>30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378">
                <text:p>34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8535">
                <text:p>38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3014">
                <text:p>43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7827">
                <text:p>478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2986">
                <text:p>52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8503">
                <text:p>585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4390">
                <text:p>643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0659">
                <text:p>70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7322">
                <text:p>77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4391">
                <text:p>843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878">
                <text:p>91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9795">
                <text:p>997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8154">
                <text:p>108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6967">
                <text:p>1169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6246">
                <text:p>1262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36003">
                <text:p>136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